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Re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Resourc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Resource.getUrl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Resource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Resource.ge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Resource.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Resourc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Resource.createRelativ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Resourc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Resource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Resource.SourceResource( Source s , SourceResolv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Resour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